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7e649e" draw:marker-start-width="0.245cm" draw:marker-end-width="0.245cm" draw:fill="solid" draw:fill-color="#eeeaf2" draw:textarea-horizontal-align="left" draw:textarea-vertical-align="top" draw:auto-grow-height="false" fo:padding-top="0.2cm" fo:padding-bottom="0.2cm" fo:padding-left="0.2cm" fo:padding-right="0cm"/>
    </style:style>
    <style:style style:name="gr2" style:family="graphic" style:parent-style-name="standard">
      <style:graphic-properties svg:stroke-width="0.03cm" svg:stroke-color="#17355d" draw:marker-start-width="0.245cm" draw:marker-end-width="0.245cm" draw:fill="solid" draw:fill-color="#c6d8f0" draw:textarea-horizontal-align="left" draw:textarea-vertical-align="top" draw:auto-grow-height="false" fo:padding-top="0.2cm" fo:padding-bottom="0.2cm" fo:padding-left="0.2cm" fo:padding-right="0cm"/>
    </style:style>
    <style:style style:name="gr3" style:family="graphic" style:parent-style-name="standard">
      <style:graphic-properties svg:stroke-width="0.03cm" svg:stroke-color="#923931" draw:marker-start-width="0.245cm" draw:marker-end-width="0.245cm" draw:fill="solid" draw:fill-color="#f2dcda" draw:textarea-horizontal-align="left" draw:textarea-vertical-align="middle" draw:auto-grow-height="false" fo:padding-top="0cm" fo:padding-bottom="0cm" fo:padding-left="0.1cm" fo:padding-right="0cm"/>
    </style:style>
    <style:style style:name="gr4" style:family="graphic" style:parent-style-name="standard">
      <style:graphic-properties draw:stroke="none" svg:stroke-width="0.03cm" svg:stroke-color="#923931" draw:marker-start-width="0.245cm" draw:marker-end-width="0.245cm" draw:fill="none" draw:fill-color="#f2dcda" draw:textarea-horizontal-align="left" draw:textarea-vertical-align="middle" draw:auto-grow-height="false" fo:padding-top="0cm" fo:padding-bottom="0cm" fo:padding-left="0.1cm" fo:padding-right="0cm"/>
    </style:style>
    <style:style style:name="gr5" style:family="graphic" style:parent-style-name="standard">
      <style:graphic-properties svg:stroke-width="0.03cm" svg:stroke-color="#923931" draw:marker-start-width="0.245cm" draw:marker-end-width="0.245cm" draw:fill="solid" draw:fill-color="#923931" draw:textarea-horizontal-align="left" draw:textarea-vertical-align="middle" draw:auto-grow-height="false" fo:padding-top="0cm" fo:padding-bottom="0cm" fo:padding-left="0.1cm" fo:padding-right="0cm"/>
    </style:style>
    <style:style style:name="gr6" style:family="graphic" style:parent-style-name="standard">
      <style:graphic-properties svg:stroke-width="0.03cm" svg:stroke-color="#789440" draw:marker-start-width="0.245cm" draw:marker-end-width="0.245cm" draw:fill="solid" draw:fill-color="#ebf1df" draw:textarea-horizontal-align="left" draw:textarea-vertical-align="middle" draw:auto-grow-height="false" fo:padding-top="0cm" fo:padding-bottom="0cm" fo:padding-left="0.1cm" fo:padding-right="0cm"/>
    </style:style>
    <style:style style:name="gr7" style:family="graphic" style:parent-style-name="standard">
      <style:graphic-properties svg:stroke-width="0.03cm" svg:stroke-color="#789440" draw:marker-start-width="0.245cm" draw:marker-end-width="0.245cm" draw:fill="solid" draw:fill-color="#789440" draw:textarea-horizontal-align="left" draw:textarea-vertical-align="middle" draw:auto-grow-height="false" fo:padding-top="0cm" fo:padding-bottom="0cm" fo:padding-left="0.1cm" fo:padding-right="0cm"/>
    </style:style>
    <style:style style:name="gr8" style:family="graphic" style:parent-style-name="objectwithoutfill">
      <style:graphic-properties svg:stroke-width="0.03cm" svg:stroke-color="#923931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17355d" draw:marker-start-width="0.245cm" draw:marker-end-width="0.245cm" draw:fill="solid" draw:fill-color="#c6d8f0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textarea-horizontal-align="left" draw:textarea-vertical-align="middle" draw:auto-grow-height="false" fo:padding-top="0cm" fo:padding-bottom="0cm" fo:padding-left="0cm" fo:padding-right="0cm"/>
    </style:style>
    <style:style style:name="gr11" style:family="graphic" style:parent-style-name="standard">
      <style:graphic-properties svg:stroke-width="0.03cm" svg:stroke-color="#7e649e" draw:marker-start-width="0.245cm" draw:marker-end-width="0.245cm" draw:fill="solid" draw:fill-color="#eeeaf2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789440" draw:marker-start-width="0.245cm" draw:marker-end-width="0.245cm" draw:fill="solid" draw:fill-color="#ebf1df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923931" draw:marker-start-width="0.245cm" draw:marker-end-width="0.245cm" draw:fill="solid" draw:fill-color="#f2dcda" draw:textarea-vertical-align="middle" draw:auto-grow-height="fals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923931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3cm" svg:stroke-color="#923931" draw:marker-start="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3cm" svg:stroke-color="#923931" draw:marker-start="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923931" draw:marker-start="Arrow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789440" draw:marker-start="Arrow" draw:marker-start-width="0.2cm" draw:marker-end-width="0.245cm" draw:fill="none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svg:stroke-color="#78944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start"/>
      <style:text-properties fo:color="#17355d"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923931" fo:font-size="10pt" style:font-size-asian="10pt" style:font-size-complex="10pt"/>
    </style:style>
    <style:style style:name="P4" style:family="paragraph">
      <style:paragraph-properties fo:text-align="start"/>
      <style:text-properties fo:color="#7e649e" fo:font-size="10pt" style:font-size-asian="10pt" style:font-size-complex="10pt"/>
    </style:style>
    <style:style style:name="P5" style:family="paragraph">
      <style:paragraph-properties fo:text-align="start"/>
      <style:text-properties fo:color="#ffffff"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start"/>
      <style:text-properties fo:color="#789440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23931" fo:font-size="10pt" style:font-size-asian="10pt" style:font-size-complex="10pt"/>
    </style:style>
    <style:style style:name="P9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color="#923931" fo:font-size="10pt" style:font-size-asian="10pt" style:font-size-complex="10pt"/>
    </style:style>
    <style:style style:name="T2" style:family="text">
      <style:text-properties fo:color="#7e649e" fo:font-size="10pt" style:font-size-asian="10pt" style:font-size-complex="10pt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17355d" fo:font-size="10pt" style:font-size-asian="10pt" style:font-size-complex="10pt"/>
    </style:style>
    <style:style style:name="T5" style:family="text">
      <style:text-properties fo:color="#789440" fo:font-size="10pt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4.9cm" svg:x="9.1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8cm" svg:height="5.8cm" svg:x="5.42cm" svg:y="0.9cm">
          <draw:glue-point draw:id="4" svg:x="1.187cm" svg:y="5cm"/>
          <draw:glue-point draw:id="5" svg:x="-1cm" svg:y="5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4.9cm" svg:x="5.4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cm" svg:height="1cm" svg:x="5.5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5.5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5.5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cm" svg:x="5.52cm" svg:y="2.3cm">
          <text:p text:style-name="P2"><text:span text:style-name="T4">id</text:span></text:p>
          <text:p text:style-name="P2"><text:span text:style-name="T4">nof_sub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5.52cm" svg:y="1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3cm" svg:x="0.1cm" svg:y="3.3cm">
          <text:p text:style-name="P2"><text:span text:style-name="T5">read8</text:span></text:p>
          <text:p text:style-name="P2"><text:span text:style-name="T5">read16</text:span></text:p>
          <text:p text:style-name="P2"><text:span text:style-name="T5">read32</text:span></text:p>
          <text:p text:style-name="P2"><text:span text:style-name="T5">write8</text:span></text:p>
          <text:p text:style-name="P2"><text:span text:style-name="T5">write16</text:span></text:p>
          <text:p text:style-name="P2"><text:span text:style-name="T5">write32</text:span></text:p>
          <text:p text:style-name="P2"><text:span text:style-name="T5">addr_space_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3cm" svg:x="0.1cm" svg:y="3cm">
          <text:p text:style-name="P2"><text:span text:style-name="T3">bus_opts_pci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9.2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cm" svg:height="1cm" svg:x="9.2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28cm" svg:height="1cm" svg:x="5.52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28cm" svg:height="1cm" svg:x="5.52cm" svg:y="3.6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.4cm" svg:y="1cm">
          <text:p text:style-name="P2"><text:span text:style-name="T3">device_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cm" svg:height="1cm" svg:x="1.4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4.4cm" svg:y1="2cm" svg:x2="5.52cm" svg:y2="2cm" draw:start-shape="id1" draw:start-glue-point="5" draw:end-shape="id2" draw:end-glue-point="6" svg:d="m4400 2000h1120">
          <text:p/>
        </draw:connector>
        <draw:connector draw:style-name="gr8" draw:text-style-name="P7" draw:layer="layout" draw:type="curve" svg:x1="5.52cm" svg:y1="1.6cm" svg:x2="4.4cm" svg:y2="1.6cm" draw:start-shape="id2" draw:start-glue-point="7" draw:end-shape="id1" draw:end-glue-point="4" svg:d="m5520 1600h-1120">
          <text:p/>
        </draw:connector>
        <draw:custom-shape draw:style-name="gr5" draw:text-style-name="P5" draw:layer="layout" svg:width="3.28cm" svg:height="0.3cm" svg:x="5.52cm" svg:y="3.3cm">
          <text:p text:style-name="P2"><text:span text:style-name="T3">sub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cm" svg:height="0.5cm" svg:x="0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0.6cm">
          <text:p text:style-name="P7"><text:span text:style-name="T6">struct flink_de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0.1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2cm">
          <text:p text:style-name="P7"><text:span text:style-name="T6">struct flink_subde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0.1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1.3cm">
          <text:p text:style-name="P7"><text:span text:style-name="T6">struct flink_bus_opera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cm" svg:height="0.5cm" svg:x="0.1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2.7cm">
          <text:p text:style-name="P7"><text:span text:style-name="T6">struct list_he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9.2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5.52cm" svg:y="4.6cm">
          <text:p text:style-name="P2"><text:span text:style-name="T4">bus_ops</text:span></text:p>
          <text:p text:style-name="P2"><text:span text:style-name="T4">approprated_module</text:span></text:p>
          <text:p text:style-name="P2"><text:span text:style-name="T4">bus_data</text:span></text:p>
          <text:p text:style-name="P2"><text:span text:style-name="T4">char_device</text:span></text:p>
          <text:p text:style-name="P2"><text:span text:style-name="T4">sysfs_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8cm" svg:height="5.8cm" svg:x="14.3cm" svg:y="0.9cm">
          <draw:glue-point draw:id="4" svg:x="1.187cm" svg:y="5cm"/>
          <draw:glue-point draw:id="5" svg:x="-1cm" svg:y="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cm" svg:x="14.4cm" svg:y="2.3cm">
          <text:p text:style-name="P2"><text:span text:style-name="T4">id</text:span></text:p>
          <text:p text:style-name="P2"><text:span text:style-name="T4">nof_sub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14.4cm" svg:y="1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28cm" svg:height="1cm" svg:x="14.4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4.4cm" svg:y1="1.6cm" svg:x2="8.8cm" svg:y2="1.6cm" draw:start-shape="id3" draw:start-glue-point="7" draw:end-shape="id2" draw:end-glue-point="4" svg:d="m14400 1600h-5600">
          <text:p/>
        </draw:connector>
        <draw:connector draw:style-name="gr8" draw:text-style-name="P7" draw:layer="layout" draw:type="curve" svg:x1="8.8cm" svg:y1="2cm" svg:x2="14.4cm" svg:y2="2cm" draw:start-shape="id2" draw:start-glue-point="5" draw:end-shape="id3" draw:end-glue-point="6" svg:d="m8800 2000h5600">
          <text:p/>
        </draw:connector>
        <draw:line draw:style-name="gr14" draw:text-style-name="P7" xml:id="id4" draw:id="id4" draw:layer="layout" svg:x1="1.4cm" svg:y1="0.397cm" svg:x2="18.2cm" svg:y2="0.4cm">
          <text:p/>
        </draw:line>
        <draw:line draw:style-name="gr14" draw:text-style-name="P7" xml:id="id5" draw:id="id5" draw:layer="layout" svg:x1="1.1cm" svg:y1="0.1cm" svg:x2="18.5cm" svg:y2="0.1cm">
          <text:p/>
        </draw:line>
        <draw:connector draw:style-name="gr15" draw:text-style-name="P7" draw:layer="layout" svg:x1="1.4cm" svg:y1="0.398cm" svg:x2="1.4cm" svg:y2="1.6cm" draw:start-shape="id4" draw:start-glue-point="3" draw:end-shape="id1" draw:end-glue-point="7" svg:d="m1400 398h-515v1202h515">
          <text:p/>
        </draw:connector>
        <draw:connector draw:style-name="gr16" draw:text-style-name="P7" draw:layer="layout" svg:x1="1.1cm" svg:y1="0.1cm" svg:x2="1.4cm" svg:y2="2cm" draw:start-shape="id5" draw:start-glue-point="3" draw:end-shape="id1" draw:end-glue-point="6" svg:d="m1100 100h-515v1900h815">
          <text:p/>
        </draw:connector>
        <draw:connector draw:style-name="gr15" draw:text-style-name="P7" draw:layer="layout" svg:x1="18.5cm" svg:y1="0.1cm" svg:x2="17.68cm" svg:y2="2cm" draw:start-shape="id5" draw:start-glue-point="1" draw:end-shape="id3" draw:end-glue-point="5" svg:d="m18500 100v1900h-820">
          <text:p/>
        </draw:connector>
        <draw:connector draw:style-name="gr16" draw:text-style-name="P7" draw:layer="layout" svg:x1="18.2cm" svg:y1="0.398cm" svg:x2="17.68cm" svg:y2="1.6cm" draw:start-shape="id4" draw:start-glue-point="1" draw:end-shape="id3" draw:end-glue-point="4" svg:d="m18200 398v1202h-520">
          <text:p/>
        </draw:connector>
        <draw:line draw:style-name="gr14" draw:text-style-name="P7" xml:id="id7" draw:id="id7" draw:layer="layout" svg:x1="9.4cm" svg:y1="7.8cm" svg:x2="9.4cm" svg:y2="4.6cm">
          <text:p/>
        </draw:line>
        <draw:line draw:style-name="gr14" draw:text-style-name="P7" xml:id="id8" draw:id="id8" draw:layer="layout" svg:x1="9.7cm" svg:y1="7.5cm" svg:x2="9.7cm" svg:y2="4.6cm">
          <text:p/>
        </draw:line>
        <draw:connector draw:style-name="gr15" draw:text-style-name="P7" draw:layer="layout" svg:x1="8.8cm" svg:y1="4.3cm" svg:x2="9.4cm" svg:y2="4.6cm" draw:start-shape="id6" draw:start-glue-point="5" draw:end-shape="id7" draw:end-glue-point="0" svg:d="m8800 4300h600v300">
          <text:p/>
        </draw:connector>
        <draw:connector draw:style-name="gr16" draw:text-style-name="P7" draw:layer="layout" svg:x1="9.7cm" svg:y1="4.6cm" svg:x2="8.8cm" svg:y2="3.9cm" draw:start-shape="id8" draw:start-glue-point="0" draw:end-shape="id6" draw:end-glue-point="4" svg:d="m9700 4600v-700h-900">
          <text:p/>
        </draw:connector>
        <draw:connector draw:style-name="gr16" draw:text-style-name="P7" draw:layer="layout" svg:x1="13.2cm" svg:y1="7.8cm" svg:x2="12.2cm" svg:y2="9.4cm" draw:start-shape="id9" draw:start-glue-point="1" draw:end-shape="id10" draw:end-glue-point="5" svg:d="m13200 7800v1600h-1000">
          <text:p/>
        </draw:connector>
        <draw:connector draw:style-name="gr15" draw:text-style-name="P7" draw:layer="layout" svg:x1="12.9cm" svg:y1="7.5cm" svg:x2="12.2cm" svg:y2="9cm" draw:start-shape="id11" draw:start-glue-point="1" draw:end-shape="id10" draw:end-glue-point="4" svg:d="m12900 7500v1500h-700">
          <text:p/>
        </draw:connector>
        <draw:connector draw:style-name="gr17" draw:text-style-name="P7" draw:layer="layout" svg:x1="9.2cm" svg:y1="9cm" svg:x2="8.5cm" svg:y2="9cm" draw:start-shape="id10" draw:start-glue-point="7" draw:end-shape="id12" draw:end-glue-point="4" svg:d="m9200 9000h-700">
          <text:p/>
        </draw:connector>
        <draw:connector draw:style-name="gr17" draw:text-style-name="P7" draw:layer="layout" svg:x1="8.5cm" svg:y1="9.4cm" svg:x2="9.2cm" svg:y2="9.4cm" draw:start-shape="id12" draw:start-glue-point="5" draw:end-shape="id10" draw:end-glue-point="6" svg:d="m8500 9400h700">
          <text:p/>
        </draw:connector>
        <draw:line draw:style-name="gr14" draw:text-style-name="P7" xml:id="id11" draw:id="id11" draw:layer="layout" svg:x1="9.7cm" svg:y1="7.5cm" svg:x2="12.9cm" svg:y2="7.5cm">
          <text:p/>
        </draw:line>
        <draw:line draw:style-name="gr14" draw:text-style-name="P7" xml:id="id9" draw:id="id9" draw:layer="layout" svg:x1="9.4cm" svg:y1="7.8cm" svg:x2="13.2cm" svg:y2="7.8cm">
          <text:p/>
        </draw:line>
        <draw:line draw:style-name="gr14" draw:text-style-name="P7" xml:id="id14" draw:id="id14" draw:layer="layout" svg:x1="4.6cm" svg:y1="9cm" svg:x2="4.6cm" svg:y2="3.9cm">
          <text:p/>
        </draw:line>
        <draw:line draw:style-name="gr14" draw:text-style-name="P7" xml:id="id13" draw:id="id13" draw:layer="layout" svg:x1="4.9cm" svg:y1="9.4cm" svg:x2="4.9cm" svg:y2="4.3cm">
          <text:p/>
        </draw:line>
        <draw:connector draw:style-name="gr15" draw:text-style-name="P7" draw:layer="layout" svg:x1="4.9cm" svg:y1="9.4cm" svg:x2="5.5cm" svg:y2="9.4cm" draw:start-shape="id13" draw:start-glue-point="2" draw:end-shape="id12" draw:end-glue-point="6" svg:d="m4900 9400h600">
          <text:p/>
        </draw:connector>
        <draw:connector draw:style-name="gr17" draw:text-style-name="P7" draw:layer="layout" svg:x1="5.5cm" svg:y1="9cm" svg:x2="4.6cm" svg:y2="9cm" draw:start-shape="id12" draw:start-glue-point="7" draw:end-shape="id14" draw:end-glue-point="2" svg:d="m5500 9000h-900">
          <text:p/>
        </draw:connector>
        <draw:connector draw:style-name="gr16" draw:text-style-name="P7" draw:layer="layout" svg:x1="4.9cm" svg:y1="4.3cm" svg:x2="5.52cm" svg:y2="4.3cm" draw:start-shape="id13" draw:start-glue-point="0" draw:end-shape="id6" draw:end-glue-point="6" svg:d="m4900 4300h620">
          <text:p/>
        </draw:connector>
        <draw:connector draw:style-name="gr15" draw:text-style-name="P7" draw:layer="layout" svg:x1="5.52cm" svg:y1="3.9cm" svg:x2="4.6cm" svg:y2="3.9cm" draw:start-shape="id6" draw:start-glue-point="7" draw:end-shape="id14" draw:end-glue-point="0" svg:d="m5520 3900h-920">
          <text:p/>
        </draw:connector>
        <draw:custom-shape draw:style-name="gr1" draw:text-style-name="P1" draw:layer="layout" svg:width="3.2cm" svg:height="4.9cm" svg:x="18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4.9cm" svg:x="14.3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1" draw:id="id21" draw:layer="layout" svg:width="3cm" svg:height="1cm" svg:x="14.4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14.4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4.4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8.1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3cm" svg:height="1cm" svg:x="18.1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28cm" svg:height="1cm" svg:x="14.42cm" svg:y="3.6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14.42cm" svg:y="3.3cm">
          <text:p text:style-name="P2"><text:span text:style-name="T3">subde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18.1cm" svg:y="9.7cm">
          <text:p text:style-name="P2"><text:span text:style-name="T2">parent</text:span></text:p>
          <text:p text:style-name="P2"><text:span text:style-name="T2">id</text:span></text:p>
          <text:p text:style-name="P2"><text:span text:style-name="T2">type_id</text:span></text:p>
          <text:p text:style-name="P2"><text:span text:style-name="T2">sub_type_id</text:span></text:p>
          <text:p text:style-name="P2"><text:span text:style-name="T2">if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14.42cm" svg:y="4.6cm">
          <text:p text:style-name="P2"><text:span text:style-name="T4">bus_ops</text:span></text:p>
          <text:p text:style-name="P2"><text:span text:style-name="T4">approprated_module</text:span></text:p>
          <text:p text:style-name="P2"><text:span text:style-name="T4">bus_data</text:span></text:p>
          <text:p text:style-name="P2"><text:span text:style-name="T4">char_device</text:span></text:p>
          <text:p text:style-name="P2"><text:span text:style-name="T4">sysfs_device</text:span></text:p>
          <draw:enhanced-geometry svg:viewBox="0 0 21600 21600" draw:type="rectangle" draw:enhanced-path="M 0 0 L 21600 0 21600 21600 0 21600 0 0 Z N"/>
        </draw:custom-shape>
        <draw:line draw:style-name="gr14" draw:text-style-name="P7" xml:id="id16" draw:id="id16" draw:layer="layout" svg:x1="18.3cm" svg:y1="7.8cm" svg:x2="18.3cm" svg:y2="5.2cm">
          <text:p/>
        </draw:line>
        <draw:line draw:style-name="gr14" draw:text-style-name="P7" xml:id="id17" draw:id="id17" draw:layer="layout" svg:x1="18.6cm" svg:y1="7.5cm" svg:x2="18.6cm" svg:y2="5.2cm">
          <text:p/>
        </draw:line>
        <draw:connector draw:style-name="gr15" draw:text-style-name="P7" draw:layer="layout" svg:x1="17.7cm" svg:y1="4.3cm" svg:x2="18.3cm" svg:y2="5.2cm" draw:start-shape="id15" draw:start-glue-point="5" draw:end-shape="id16" draw:end-glue-point="0" svg:d="m17700 4300h600v900">
          <text:p/>
        </draw:connector>
        <draw:connector draw:style-name="gr16" draw:text-style-name="P7" draw:layer="layout" svg:x1="18.6cm" svg:y1="5.2cm" svg:x2="17.7cm" svg:y2="3.9cm" draw:start-shape="id17" draw:start-glue-point="0" draw:end-shape="id15" draw:end-glue-point="4" svg:d="m18600 5200v-1300h-900">
          <text:p/>
        </draw:connector>
        <draw:connector draw:style-name="gr16" draw:text-style-name="P7" draw:layer="layout" svg:x1="22cm" svg:y1="7.8cm" svg:x2="21.1cm" svg:y2="9.4cm" draw:start-shape="id18" draw:start-glue-point="1" draw:end-shape="id19" draw:end-glue-point="5" svg:d="m22000 7800v1600h-900">
          <text:p/>
        </draw:connector>
        <draw:connector draw:style-name="gr15" draw:text-style-name="P7" draw:layer="layout" svg:x1="21.7cm" svg:y1="7.5cm" svg:x2="21.1cm" svg:y2="9cm" draw:start-shape="id20" draw:start-glue-point="1" draw:end-shape="id19" draw:end-glue-point="4" svg:d="m21700 7500v1500h-600">
          <text:p/>
        </draw:connector>
        <draw:connector draw:style-name="gr17" draw:text-style-name="P7" draw:layer="layout" svg:x1="18.1cm" svg:y1="9cm" svg:x2="17.4cm" svg:y2="9cm" draw:start-shape="id19" draw:start-glue-point="7" draw:end-shape="id21" draw:end-glue-point="4" svg:d="m18100 9000h-700">
          <text:p/>
        </draw:connector>
        <draw:connector draw:style-name="gr17" draw:text-style-name="P7" draw:layer="layout" svg:x1="17.4cm" svg:y1="9.4cm" svg:x2="18.1cm" svg:y2="9.4cm" draw:start-shape="id21" draw:start-glue-point="5" draw:end-shape="id19" draw:end-glue-point="6" svg:d="m17400 9400h700">
          <text:p/>
        </draw:connector>
        <draw:line draw:style-name="gr14" draw:text-style-name="P7" xml:id="id20" draw:id="id20" draw:layer="layout" svg:x1="18.6cm" svg:y1="7.5cm" svg:x2="21.7cm" svg:y2="7.5cm">
          <text:p/>
        </draw:line>
        <draw:line draw:style-name="gr14" draw:text-style-name="P7" xml:id="id18" draw:id="id18" draw:layer="layout" svg:x1="18.3cm" svg:y1="7.8cm" svg:x2="22cm" svg:y2="7.8cm">
          <text:p/>
        </draw:line>
        <draw:line draw:style-name="gr14" draw:text-style-name="P7" xml:id="id23" draw:id="id23" draw:layer="layout" svg:x1="13.5cm" svg:y1="9cm" svg:x2="13.5cm" svg:y2="3.9cm">
          <text:p/>
        </draw:line>
        <draw:line draw:style-name="gr14" draw:text-style-name="P7" xml:id="id22" draw:id="id22" draw:layer="layout" svg:x1="13.8cm" svg:y1="9.4cm" svg:x2="13.8cm" svg:y2="4.3cm">
          <text:p/>
        </draw:line>
        <draw:connector draw:style-name="gr15" draw:text-style-name="P7" draw:layer="layout" svg:x1="13.8cm" svg:y1="9.4cm" svg:x2="14.4cm" svg:y2="9.4cm" draw:start-shape="id22" draw:start-glue-point="2" draw:end-shape="id21" draw:end-glue-point="6" svg:d="m13800 9400h600">
          <text:p/>
        </draw:connector>
        <draw:connector draw:style-name="gr17" draw:text-style-name="P7" draw:layer="layout" svg:x1="14.4cm" svg:y1="9cm" svg:x2="13.5cm" svg:y2="9cm" draw:start-shape="id21" draw:start-glue-point="7" draw:end-shape="id23" draw:end-glue-point="2" svg:d="m14400 9000h-900">
          <text:p/>
        </draw:connector>
        <draw:connector draw:style-name="gr16" draw:text-style-name="P7" draw:layer="layout" svg:x1="13.8cm" svg:y1="4.3cm" svg:x2="14.42cm" svg:y2="4.3cm" draw:start-shape="id22" draw:start-glue-point="0" draw:end-shape="id15" draw:end-glue-point="6" svg:d="m13800 4300h620">
          <text:p/>
        </draw:connector>
        <draw:connector draw:style-name="gr15" draw:text-style-name="P7" draw:layer="layout" svg:x1="14.42cm" svg:y1="3.9cm" svg:x2="13.5cm" svg:y2="3.9cm" draw:start-shape="id15" draw:start-glue-point="7" draw:end-shape="id23" draw:end-glue-point="0" svg:d="m14420 3900h-920">
          <text:p/>
        </draw:connector>
        <draw:line draw:style-name="gr18" draw:text-style-name="P7" draw:layer="layout" svg:x1="3.1cm" svg:y1="7.2cm" svg:x2="13.2cm" svg:y2="7.2cm">
          <text:p/>
        </draw:line>
        <draw:line draw:style-name="gr19" draw:text-style-name="P7" draw:layer="layout" svg:x1="13.2cm" svg:y1="7.2cm" svg:x2="13.2cm" svg:y2="4.8cm">
          <text:p/>
        </draw:line>
        <draw:line draw:style-name="gr19" draw:text-style-name="P7" draw:layer="layout" svg:x1="13.2cm" svg:y1="4.8cm" svg:x2="14.42cm" svg:y2="4.8cm">
          <text:p/>
        </draw:line>
        <draw:line draw:style-name="gr18" draw:text-style-name="P7" draw:layer="layout" svg:x1="3.1cm" svg:y1="4.8cm" svg:x2="5.52cm" svg:y2="4.8cm">
          <text:p/>
        </draw:line>
        <draw:custom-shape draw:style-name="gr6" draw:text-style-name="P6" draw:layer="layout" svg:width="3cm" svg:height="3cm" svg:x="0.1cm" svg:y="7.1cm">
          <text:p text:style-name="P2"><text:span text:style-name="T5">read8</text:span></text:p>
          <text:p text:style-name="P2"><text:span text:style-name="T5">read16</text:span></text:p>
          <text:p text:style-name="P2"><text:span text:style-name="T5">read32</text:span></text:p>
          <text:p text:style-name="P2"><text:span text:style-name="T5">write8</text:span></text:p>
          <text:p text:style-name="P2"><text:span text:style-name="T5">write16</text:span></text:p>
          <text:p text:style-name="P2"><text:span text:style-name="T5">write32</text:span></text:p>
          <text:p text:style-name="P2"><text:span text:style-name="T5">addr_space_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3cm" svg:x="0.1cm" svg:y="6.8cm">
          <text:p text:style-name="P2"><text:span text:style-name="T3">bus_opts_sp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2.1cm" fo:page-height="13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4-01-16T20:42:54.358371894</meta:creation-date>
    <dc:date>2014-11-17T11:18:23.20</dc:date>
    <meta:editing-duration>PT3H48M56S</meta:editing-duration>
    <meta:editing-cycles>22</meta:editing-cycles>
    <meta:generator>OpenOffice.org/3.4.1$Win32 OpenOffice.org_project/341m1$Build-9593</meta:generator>
    <meta:document-statistic meta:object-count="90"/>
  </office:meta>
</office:document-meta>
</file>